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fo:language="en" fo:country="US" officeooo:rsid="00346fa4" officeooo:paragraph-rsid="00346fa4"/>
    </style:style>
    <style:style style:name="P18" style:family="paragraph" style:parent-style-name="Text_20_body">
      <style:text-properties fo:language="en" fo:country="US" officeooo:rsid="00351945" officeooo:paragraph-rsid="00351945"/>
    </style:style>
    <style:style style:name="P19" style:family="paragraph" style:parent-style-name="Text_20_body">
      <style:text-properties fo:language="en" fo:country="US" officeooo:rsid="0036abfe" officeooo:paragraph-rsid="0036abfe"/>
    </style:style>
    <style:style style:name="P20" style:family="paragraph" style:parent-style-name="Text_20_body">
      <style:text-properties fo:language="en" fo:country="US" officeooo:rsid="00383123" officeooo:paragraph-rsid="00383123"/>
    </style:style>
    <style:style style:name="P21" style:family="paragraph" style:parent-style-name="Text_20_body">
      <style:text-properties fo:language="en" fo:country="US" officeooo:rsid="0039ffc7" officeooo:paragraph-rsid="0039ffc7"/>
    </style:style>
    <style:style style:name="P22" style:family="paragraph" style:parent-style-name="Text_20_body">
      <style:text-properties fo:language="en" fo:country="US" officeooo:rsid="003bec3c" officeooo:paragraph-rsid="003bec3c"/>
    </style:style>
    <style:style style:name="P23" style:family="paragraph" style:parent-style-name="Text_20_body">
      <style:text-properties fo:language="en" fo:country="US" officeooo:rsid="003c5a10" officeooo:paragraph-rsid="003c5a10"/>
    </style:style>
    <style:style style:name="P24" style:family="paragraph" style:parent-style-name="Text_20_body">
      <style:text-properties fo:language="en" fo:country="US" officeooo:rsid="003c5a23" officeooo:paragraph-rsid="003c5a23"/>
    </style:style>
    <style:style style:name="P25" style:family="paragraph" style:parent-style-name="Text_20_body">
      <style:text-properties fo:language="en" fo:country="US" officeooo:rsid="003ca888" officeooo:paragraph-rsid="003ca888"/>
    </style:style>
    <style:style style:name="P26" style:family="paragraph" style:parent-style-name="Text_20_body">
      <style:text-properties fo:language="en" fo:country="US" officeooo:rsid="003e82d2" officeooo:paragraph-rsid="003e82d2"/>
    </style:style>
    <style:style style:name="P27" style:family="paragraph" style:parent-style-name="Text_20_body">
      <style:text-properties fo:language="en" fo:country="US" officeooo:rsid="003f1f86" officeooo:paragraph-rsid="003f1f86"/>
    </style:style>
    <style:style style:name="P28" style:family="paragraph" style:parent-style-name="Text_20_body">
      <style:text-properties fo:language="en" fo:country="US" officeooo:rsid="0040a6ec" officeooo:paragraph-rsid="0040a6ec"/>
    </style:style>
    <style:style style:name="P29" style:family="paragraph" style:parent-style-name="Text_20_body">
      <style:text-properties fo:language="en" fo:country="US" officeooo:rsid="0041df8f" officeooo:paragraph-rsid="0041df8f"/>
    </style:style>
    <style:style style:name="P30" style:family="paragraph" style:parent-style-name="Text_20_body">
      <style:text-properties fo:language="en" fo:country="US" officeooo:rsid="0042a000" officeooo:paragraph-rsid="0042a000"/>
    </style:style>
    <style:style style:name="P31" style:family="paragraph" style:parent-style-name="Text_20_body">
      <style:text-properties fo:language="en" fo:country="US" officeooo:rsid="0043f553" officeooo:paragraph-rsid="0043f553"/>
    </style:style>
    <style:style style:name="P32" style:family="paragraph" style:parent-style-name="Text_20_body">
      <style:text-properties fo:language="en" fo:country="US" officeooo:rsid="0044652b" officeooo:paragraph-rsid="0044652b"/>
    </style:style>
    <style:style style:name="P33" style:family="paragraph" style:parent-style-name="Text_20_body">
      <style:text-properties fo:language="en" fo:country="US" officeooo:rsid="0044762b" officeooo:paragraph-rsid="0044762b"/>
    </style:style>
    <style:style style:name="P34" style:family="paragraph" style:parent-style-name="Text_20_body">
      <style:text-properties fo:language="en" fo:country="US" officeooo:rsid="00459776" officeooo:paragraph-rsid="00459776"/>
    </style:style>
    <style:style style:name="P35" style:family="paragraph" style:parent-style-name="Text_20_body">
      <style:text-properties fo:language="en" fo:country="US" officeooo:rsid="0046cf7c" officeooo:paragraph-rsid="0046cf7c"/>
    </style:style>
    <style:style style:name="P36" style:family="paragraph" style:parent-style-name="Text_20_body">
      <style:text-properties fo:language="en" fo:country="US" officeooo:rsid="00475033" officeooo:paragraph-rsid="00475033"/>
    </style:style>
    <style:style style:name="P37" style:family="paragraph" style:parent-style-name="Text_20_body">
      <style:text-properties fo:language="en" fo:country="US" officeooo:rsid="0047576f" officeooo:paragraph-rsid="0047576f"/>
    </style:style>
    <style:style style:name="P38" style:family="paragraph" style:parent-style-name="Text_20_body">
      <style:text-properties fo:language="en" fo:country="US" officeooo:rsid="00493010" officeooo:paragraph-rsid="00493010"/>
    </style:style>
    <style:style style:name="P39" style:family="paragraph" style:parent-style-name="Text_20_body">
      <style:text-properties fo:language="en" fo:country="US" officeooo:rsid="00494987" officeooo:paragraph-rsid="00494987"/>
    </style:style>
    <style:style style:name="P40" style:family="paragraph" style:parent-style-name="Text_20_body">
      <style:text-properties fo:language="en" fo:country="US" officeooo:rsid="0049b13f" officeooo:paragraph-rsid="0049b13f"/>
    </style:style>
    <style:style style:name="P41" style:family="paragraph" style:parent-style-name="Text_20_body">
      <style:text-properties fo:language="en" fo:country="US" officeooo:rsid="004aa371" officeooo:paragraph-rsid="004aa371"/>
    </style:style>
    <style:style style:name="P42" style:family="paragraph" style:parent-style-name="Text_20_body">
      <style:text-properties fo:language="en" fo:country="US" officeooo:rsid="004c07fc" officeooo:paragraph-rsid="004c07fc"/>
    </style:style>
    <style:style style:name="P43" style:family="paragraph" style:parent-style-name="Text_20_body">
      <style:text-properties fo:language="en" fo:country="US" officeooo:rsid="004c07fc" officeooo:paragraph-rsid="0046cf7c"/>
    </style:style>
    <style:style style:name="P44" style:family="paragraph" style:parent-style-name="Text_20_body">
      <style:text-properties fo:language="en" fo:country="US" officeooo:rsid="004d8b29" officeooo:paragraph-rsid="004d8b29"/>
    </style:style>
    <style:style style:name="P45" style:family="paragraph" style:parent-style-name="Text_20_body">
      <style:text-properties fo:language="en" fo:country="US" officeooo:rsid="004f6b13" officeooo:paragraph-rsid="004f6b13"/>
    </style:style>
    <style:style style:name="P46" style:family="paragraph" style:parent-style-name="Text_20_body">
      <style:text-properties fo:language="en" fo:country="US" officeooo:rsid="0050473c" officeooo:paragraph-rsid="0050473c"/>
    </style:style>
    <style:style style:name="P47" style:family="paragraph" style:parent-style-name="Text_20_body">
      <style:text-properties fo:language="en" fo:country="US" officeooo:rsid="0051b653" officeooo:paragraph-rsid="0051b653"/>
    </style:style>
    <style:style style:name="P48" style:family="paragraph" style:parent-style-name="Text_20_body">
      <style:text-properties fo:language="en" fo:country="US" officeooo:rsid="00532fc4" officeooo:paragraph-rsid="00532fc4"/>
    </style:style>
    <style:style style:name="P49" style:family="paragraph" style:parent-style-name="Text_20_body">
      <style:text-properties fo:language="en" fo:country="US" officeooo:rsid="0053898c" officeooo:paragraph-rsid="0053898c"/>
    </style:style>
    <style:style style:name="P50" style:family="paragraph" style:parent-style-name="Text_20_body">
      <style:text-properties fo:language="en" fo:country="US" officeooo:rsid="0054599c" officeooo:paragraph-rsid="0054599c"/>
    </style:style>
    <style:style style:name="P51" style:family="paragraph" style:parent-style-name="Text_20_body">
      <style:text-properties fo:language="en" fo:country="US" officeooo:rsid="0054d52e" officeooo:paragraph-rsid="0054d52e"/>
    </style:style>
    <style:style style:name="P52" style:family="paragraph" style:parent-style-name="Text_20_body">
      <style:text-properties fo:language="en" fo:country="US" officeooo:rsid="0054e4fb" officeooo:paragraph-rsid="0054e4fb"/>
    </style:style>
    <style:style style:name="P53" style:family="paragraph" style:parent-style-name="Text_20_body">
      <style:text-properties fo:language="en" fo:country="US" officeooo:rsid="0055d16e" officeooo:paragraph-rsid="0055d16e"/>
    </style:style>
    <style:style style:name="P54" style:family="paragraph" style:parent-style-name="Text_20_body">
      <style:text-properties fo:language="en" fo:country="US" fo:font-weight="normal" officeooo:rsid="0055d16e" officeooo:paragraph-rsid="0055d16e" style:font-weight-asian="normal" style:font-weight-complex="normal"/>
    </style:style>
    <style:style style:name="P55" style:family="paragraph" style:parent-style-name="Text_20_body">
      <style:text-properties fo:language="en" fo:country="US" officeooo:rsid="0055de04" officeooo:paragraph-rsid="0055de04"/>
    </style:style>
    <style:style style:name="P56" style:family="paragraph" style:parent-style-name="Text_20_body">
      <style:text-properties fo:language="en" fo:country="US" officeooo:rsid="00590af1" officeooo:paragraph-rsid="00590af1"/>
    </style:style>
    <style:style style:name="P57" style:family="paragraph" style:parent-style-name="Text_20_body">
      <style:text-properties fo:language="en" fo:country="US" officeooo:rsid="005ab753" officeooo:paragraph-rsid="005ab753"/>
    </style:style>
    <style:style style:name="P58" style:family="paragraph" style:parent-style-name="Text_20_body">
      <style:text-properties fo:language="en" fo:country="US" officeooo:rsid="005b50b7" officeooo:paragraph-rsid="005b50b7"/>
    </style:style>
    <style:style style:name="P59" style:family="paragraph" style:parent-style-name="Text_20_body">
      <style:text-properties fo:language="en" fo:country="US" officeooo:rsid="005e7694" officeooo:paragraph-rsid="005e7694"/>
    </style:style>
    <style:style style:name="P60" style:family="paragraph" style:parent-style-name="Text_20_body">
      <style:text-properties fo:language="en" fo:country="US" officeooo:rsid="005f3dce" officeooo:paragraph-rsid="005f3dce"/>
    </style:style>
    <style:style style:name="P61" style:family="paragraph" style:parent-style-name="Text_20_body">
      <style:text-properties fo:language="en" fo:country="US" officeooo:rsid="005f7dd6" officeooo:paragraph-rsid="005f7dd6"/>
    </style:style>
    <style:style style:name="P62" style:family="paragraph" style:parent-style-name="Text_20_body">
      <style:text-properties fo:language="en" fo:country="US" officeooo:rsid="005fa99b" officeooo:paragraph-rsid="005fa99b"/>
    </style:style>
    <style:style style:name="P63" style:family="paragraph" style:parent-style-name="Text_20_body">
      <style:text-properties fo:language="en" fo:country="US" officeooo:rsid="006189eb" officeooo:paragraph-rsid="006189eb"/>
    </style:style>
    <style:style style:name="P64" style:family="paragraph" style:parent-style-name="Text_20_body">
      <style:text-properties fo:language="en" fo:country="US" officeooo:rsid="0062416e" officeooo:paragraph-rsid="0062416e"/>
    </style:style>
    <style:style style:name="P65" style:family="paragraph" style:parent-style-name="Text_20_body">
      <style:text-properties officeooo:rsid="0021d555" officeooo:paragraph-rsid="0021d555"/>
    </style:style>
    <style:style style:name="P66" style:family="paragraph" style:parent-style-name="Text_20_body">
      <style:text-properties officeooo:rsid="0049b13f" officeooo:paragraph-rsid="0049b13f"/>
    </style:style>
    <style:style style:name="P67" style:family="paragraph" style:parent-style-name="Title">
      <style:text-properties fo:language="en" fo:country="US" officeooo:rsid="001f5efa" officeooo:paragraph-rsid="001f5efa" style:language-asian="zxx" style:country-asian="none" style:language-complex="zxx" style:country-complex="none"/>
    </style:style>
    <style:style style:name="P68"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69"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70"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71"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72"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73"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74"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75"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76" style:family="paragraph" style:parent-style-name="Text_20_body" style:list-style-name="L2">
      <style:text-properties fo:language="en" fo:country="US" officeooo:rsid="0049b13f" officeooo:paragraph-rsid="0049b13f"/>
    </style:style>
    <style:style style:name="P77" style:family="paragraph" style:parent-style-name="Text_20_body" style:list-style-name="L3">
      <style:text-properties fo:language="en" fo:country="US" officeooo:rsid="0051b653" officeooo:paragraph-rsid="0051b653"/>
    </style:style>
    <style:style style:name="P78" style:family="paragraph" style:parent-style-name="Text_20_body">
      <style:text-properties fo:language="en" fo:country="US" officeooo:rsid="006189eb" officeooo:paragraph-rsid="006189eb"/>
    </style:style>
    <style:style style:name="P79" style:family="paragraph" style:parent-style-name="Text_20_body">
      <style:text-properties fo:language="en" fo:country="US" officeooo:rsid="0063ed07" officeooo:paragraph-rsid="0063ed07"/>
    </style:style>
    <style:style style:name="P80" style:family="paragraph" style:parent-style-name="Text_20_body">
      <style:text-properties fo:language="en" fo:country="US" officeooo:rsid="0063ed07" officeooo:paragraph-rsid="00653bf8"/>
    </style:style>
    <style:style style:name="P81" style:family="paragraph" style:parent-style-name="Text_20_body">
      <style:text-properties fo:language="en" fo:country="US" officeooo:rsid="00653bf8" officeooo:paragraph-rsid="00653bf8"/>
    </style:style>
    <style:style style:name="P82" style:family="paragraph" style:parent-style-name="Text_20_body">
      <style:text-properties fo:language="en" fo:country="US" officeooo:rsid="00666ee4" officeooo:paragraph-rsid="00666ee4"/>
    </style:style>
    <style:style style:name="P83" style:family="paragraph" style:parent-style-name="Text_20_body">
      <style:text-properties fo:language="en" fo:country="US" officeooo:rsid="00666ee4" officeooo:paragraph-rsid="0067a90f"/>
    </style:style>
    <style:style style:name="P84" style:family="paragraph" style:parent-style-name="Text_20_body" style:list-style-name="L4">
      <style:text-properties fo:language="en" fo:country="US" officeooo:rsid="0067a90f" officeooo:paragraph-rsid="0067a90f"/>
    </style:style>
    <style:style style:name="P85" style:family="paragraph" style:parent-style-name="Text_20_body" style:list-style-name="L4">
      <style:text-properties fo:language="en" fo:country="US" officeooo:paragraph-rsid="0067a90f"/>
    </style:style>
    <style:style style:name="P86" style:family="paragraph" style:parent-style-name="Text_20_body">
      <style:text-properties fo:language="en" fo:country="US" officeooo:rsid="0068d00e" officeooo:paragraph-rsid="0068d00e"/>
    </style:style>
    <style:style style:name="P87" style:family="paragraph" style:parent-style-name="Text_20_body">
      <style:text-properties fo:language="en" fo:country="US" officeooo:paragraph-rsid="0068d00e"/>
    </style:style>
    <style:style style:name="P88" style:family="paragraph" style:parent-style-name="Text_20_body">
      <style:text-properties fo:language="en" fo:country="US" officeooo:rsid="0069b8ad" officeooo:paragraph-rsid="0069b8ad"/>
    </style:style>
    <style:style style:name="P89" style:family="paragraph" style:parent-style-name="Text_20_body">
      <style:text-properties fo:language="en" fo:country="US" officeooo:rsid="006a8483" officeooo:paragraph-rsid="006a8483"/>
    </style:style>
    <style:style style:name="P90" style:family="paragraph" style:parent-style-name="Text_20_body">
      <style:text-properties fo:language="en" fo:country="US" officeooo:rsid="006b09e8" officeooo:paragraph-rsid="006b09e8"/>
    </style:style>
    <style:style style:name="P91" style:family="paragraph" style:parent-style-name="Text_20_body">
      <style:text-properties fo:language="en" fo:country="US" officeooo:rsid="006b31e5" officeooo:paragraph-rsid="006b31e5"/>
    </style:style>
    <style:style style:name="P92" style:family="paragraph" style:parent-style-name="Text_20_body">
      <style:text-properties fo:language="en" fo:country="US" officeooo:rsid="006b3404" officeooo:paragraph-rsid="006b3404"/>
    </style:style>
    <style:style style:name="P93" style:family="paragraph" style:parent-style-name="Text_20_body">
      <style:text-properties fo:language="en" fo:country="US" officeooo:rsid="006c4a14" officeooo:paragraph-rsid="006c4a14"/>
    </style:style>
    <style:style style:name="P94" style:family="paragraph" style:parent-style-name="Text_20_body">
      <style:text-properties fo:language="en" fo:country="US" officeooo:rsid="006c7528" officeooo:paragraph-rsid="006c7528"/>
    </style:style>
    <style:style style:name="P95" style:family="paragraph" style:parent-style-name="Heading_20_1">
      <style:text-properties fo:language="en" fo:country="US"/>
    </style:style>
    <style:style style:name="P96" style:family="paragraph" style:parent-style-name="Heading_20_1">
      <style:text-properties fo:language="en" fo:country="US" officeooo:rsid="001f5efa" officeooo:paragraph-rsid="001f5efa" style:language-asian="zxx" style:country-asian="none" style:language-complex="zxx" style:country-complex="none"/>
    </style:style>
    <style:style style:name="P97" style:family="paragraph" style:parent-style-name="Heading_20_1">
      <style:text-properties fo:language="en" fo:country="US" officeooo:rsid="001f5efa" officeooo:paragraph-rsid="001f5efa"/>
    </style:style>
    <style:style style:name="P98" style:family="paragraph" style:parent-style-name="Heading_20_3">
      <style:text-properties fo:language="en" fo:country="US"/>
    </style:style>
    <style:style style:name="P99" style:family="paragraph" style:parent-style-name="Heading_20_2">
      <style:text-properties fo:language="en" fo:country="US"/>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officeooo:rsid="00236e79"/>
    </style:style>
    <style:style style:name="T8" style:family="text">
      <style:text-properties officeooo:rsid="00251065"/>
    </style:style>
    <style:style style:name="T9" style:family="text">
      <style:text-properties officeooo:rsid="002924f6"/>
    </style:style>
    <style:style style:name="T10" style:family="text">
      <style:text-properties officeooo:rsid="002b8a05"/>
    </style:style>
    <style:style style:name="T11" style:family="text">
      <style:text-properties officeooo:rsid="002c4619"/>
    </style:style>
    <style:style style:name="T12" style:family="text">
      <style:text-properties officeooo:rsid="00351945"/>
    </style:style>
    <style:style style:name="T13" style:family="text">
      <style:text-properties officeooo:rsid="0050473c"/>
    </style:style>
    <style:style style:name="T14" style:family="text">
      <style:text-properties officeooo:rsid="005213ec"/>
    </style:style>
    <style:style style:name="T15" style:family="text">
      <style:text-properties officeooo:rsid="0054599c"/>
    </style:style>
    <style:style style:name="T16" style:family="text">
      <style:text-properties officeooo:rsid="0054e4fb"/>
    </style:style>
    <style:style style:name="T17" style:family="text">
      <style:text-properties officeooo:rsid="0055de04"/>
    </style:style>
    <style:style style:name="T18" style:family="text">
      <style:text-properties officeooo:rsid="005ab753"/>
    </style:style>
    <style:style style:name="T19" style:family="text">
      <style:text-properties style:text-position="super 58%"/>
    </style:style>
    <style:style style:name="T20" style:family="text">
      <style:text-properties officeooo:rsid="005fa99b"/>
    </style:style>
    <style:style style:name="T21" style:family="text">
      <style:text-properties officeooo:rsid="0062416e"/>
    </style:style>
    <style:style style:name="T22" style:family="text">
      <style:text-properties officeooo:rsid="0063ed07"/>
    </style:style>
    <style:style style:name="T23" style:family="text">
      <style:text-properties officeooo:rsid="00653bf8"/>
    </style:style>
    <style:style style:name="T24" style:family="text">
      <style:text-properties officeooo:rsid="0067a90f"/>
    </style:style>
    <style:style style:name="T25" style:family="text">
      <style:text-properties officeooo:rsid="0068d00e"/>
    </style:style>
    <style:style style:name="T26" style:family="text">
      <style:text-properties officeooo:rsid="006a8483"/>
    </style:style>
    <style:style style:name="T27" style:family="text">
      <style:text-properties officeooo:rsid="006b31e5"/>
    </style:style>
    <style:style style:name="T28" style:family="text">
      <style:text-properties officeooo:rsid="006b3404"/>
    </style:style>
    <style:style style:name="T29" style:family="text">
      <style:text-properties officeooo:rsid="006bdd6a"/>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Book of Bootstrap 3 Essential Training</text:p>
      <text:h text:style-name="P96" text:outline-level="1">What is Bootstrap?</text:h>
      <text:list xml:id="list29785565309816674" text:style-name="L1">
        <text:list-item>
          <text:p text:style-name="P68">A framework</text:p>
        </text:list-item>
        <text:list-item>
          <text:p text:style-name="P68">Mobile first</text:p>
        </text:list-item>
        <text:list-item>
          <text:p text:style-name="P68">Responsive design</text:p>
        </text:list-item>
        <text:list-item>
          <text:p text:style-name="P68">Battle tested</text:p>
        </text:list-item>
        <text:list-item>
          <text:p text:style-name="P68">Uses modern web technologies</text:p>
        </text:list-item>
      </text:list>
      <text:h text:style-name="P95" text:outline-level="1">What’s a Framework</text:h>
      <text:list xml:id="list175348842261490" text:continue-numbering="true" text:style-name="L1">
        <text:list-item>
          <text:p text:style-name="P68">A way to organize your code</text:p>
        </text:list-item>
        <text:list-item>
          <text:p text:style-name="P68">If you follow a certain structure...</text:p>
        </text:list-item>
        <text:list-item>
          <text:p text:style-name="P68">A framework gives you <text:s/>many abilities</text:p>
          <text:list>
            <text:list-item>
              <text:p text:style-name="P68">Pre-built CSS styles</text:p>
            </text:list-item>
            <text:list-item>
              <text:p text:style-name="P68">JavaScript functionality</text:p>
            </text:list-item>
          </text:list>
        </text:list-item>
      </text:list>
      <text:h text:style-name="P95" text:outline-level="1"><text:s/><text:span text:style-name="T1">When Should I Use Bootstrap?</text:span></text:h>
      <text:list xml:id="list175347298826567" text:continue-numbering="true" text:style-name="L1">
        <text:list-item>
          <text:p text:style-name="P68">Excellent for small, quick projects</text:p>
        </text:list-item>
        <text:list-item>
          <text:p text:style-name="P68">Prototyping and scaffolding sites</text:p>
        </text:list-item>
        <text:list-item>
          <text:p text:style-name="P68">Also great for larger projects </text:p>
          <text:list>
            <text:list-item>
              <text:p text:style-name="P68">Customize your install</text:p>
            </text:list-item>
          </text:list>
        </text:list-item>
      </text:list>
      <text:h text:style-name="P97" text:outline-level="1"><text:span text:style-name="T7">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65"><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65"><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99" text:outline-level="2">Grid System</text:h>
      <text:list xml:id="list175348052193973" text:continue-numbering="true" text:style-name="L1">
        <text:list-item>
          <text:p text:style-name="P69">12-column grid</text:p>
        </text:list-item>
        <text:list-item>
          <text:p text:style-name="P69">Accessed through CSS classes</text:p>
        </text:list-item>
        <text:list-item>
          <text:p text:style-name="P69">Three key concepts</text:p>
          <text:list>
            <text:list-item>
              <text:p text:style-name="P69">Containers</text:p>
            </text:list-item>
            <text:list-item>
              <text:p text:style-name="P69">Rows</text:p>
            </text:list-item>
            <text:list-item>
              <text:p text:style-name="P69">Columns</text:p>
            </text:list-item>
          </text:list>
        </text:list-item>
      </text:list>
      <text:h text:style-name="P99" text:outline-level="2">Bootstrap Containers</text:h>
      <text:list xml:id="list175347171178193" text:continue-numbering="true" text:style-name="L1">
        <text:list-item>
          <text:p text:style-name="P69">12-column grid</text:p>
        </text:list-item>
        <text:list-item>
          <text:p text:style-name="P73">Add padding</text:p>
        </text:list-item>
        <text:list-item>
          <text:p text:style-name="P73">Two types</text:p>
          <text:list>
            <text:list-item>
              <text:p text:style-name="P74">Fluid <text:span text:style-name="T18">(&lt;div class="container-fluid"&gt;)</text:span></text:p>
            </text:list-item>
            <text:list-item>
              <text:p text:style-name="P74">Fixed-<text:span text:style-name="T8">Width (&lt;div class="container"&gt;)</text:span></text:p>
            </text:list-item>
          </text:list>
        </text:list-item>
      </text:list>
      <text:p text:style-name="P3">If you want a element to take the full width of the browser, you don't putt them inside a container.</text:p>
      <text:h text:style-name="P98" text:outline-level="3">Fixed-Width Container</text:h>
      <text:list xml:id="list175349021629047" text:continue-numbering="true" text:style-name="L1">
        <text:list-item>
          <text:p text:style-name="P70">15 pixel padding on each side</text:p>
        </text:list-item>
        <text:list-item>
          <text:p text:style-name="P70">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99" text:outline-level="2">Bootstrap Rows</text:h>
      <text:list xml:id="list175348320374960" text:continue-numbering="true" text:style-name="L1">
        <text:list-item>
          <text:p text:style-name="P71">Horizontal groups of columns</text:p>
        </text:list-item>
        <text:list-item>
          <text:p text:style-name="P71">Place within a container</text:p>
        </text:list-item>
        <text:list-item>
          <text:p text:style-name="P71">Should always include columns</text:p>
        </text:list-item>
        <text:list-item>
          <text:p text:style-name="P71">Gets rid of container padding</text:p>
        </text:list-item>
      </text:list>
      <text:h text:style-name="P99" text:outline-level="2">Bootstrap Columns</text:h>
      <text:list xml:id="list175347578279671" text:continue-numbering="true" text:style-name="L1">
        <text:list-item>
          <text:p text:style-name="P72">30px gutters</text:p>
          <text:list>
            <text:list-item>
              <text:p text:style-name="P72">15px on each side</text:p>
            </text:list-item>
          </text:list>
        </text:list-item>
        <text:list-item>
          <text:p text:style-name="P72">Use col-SIZE-SPAN</text:p>
          <text:list>
            <text:list-item>
              <text:p text:style-name="P72">S<text:span text:style-name="T9">IZE</text:span>: When it sta<text:span text:style-name="T9">c</text:span>ks</text:p>
            </text:list-item>
            <text:list-item>
              <text:p text:style-name="P75">SPAN: How many columns</text:p>
            </text:list-item>
          </text:list>
        </text:list-item>
        <text:list-item>
          <text:p text:style-name="P75">&gt;12 columns warp</text:p>
        </text:list-item>
      </text:list>
      <text:h text:style-name="P98"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98" text:outline-level="3">Resetting columns</text:h>
      <text:p text:style-name="P6">Bootstrap comes with a clearfix class. This class is <text:span text:style-name="T11">generally</text:span> used in <text:span text:style-name="T11">CSS</text:span> to clear floats.</text:p>
      <text:p text:style-name="P7"><text:span text:style-name="T11">Example</text:span>: &lt;div class=”clearfix <text:span text:style-name="T10">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98"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98" text:outline-level="3">Nesting columns</text:h>
      <text:p text:style-name="P13">I can put rows inside other rows, and i get another 12 columns grid inside the existing section.</text:p>
      <text:p text:style-name="P14">In the example, we do a bit of CSS to adjust the padding of the heading.</text:p>
      <text:h text:style-name="P98"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99" text:outline-level="2">Styling headings and body copy</text:h>
      <text:p text:style-name="P17">Bootstrap uses Helvetica new if it’s avalabel, then goes for Helvetica, <text:span text:style-name="T12">Arial and if noting is available it goes for the default Sans-serif.</text:span></text:p>
      <text:p text:style-name="P18">I can use the classes H1 trow H6 to emulate the headings:</text:p>
      <text:p text:style-name="P18"><text:tab/>&lt;div class="h1"&gt;Headline 1&lt;/div&gt;</text:p>
      <text:p text:style-name="P18">Or I can have a word have the same font of the heading using a span:</text:p>
      <text:p text:style-name="P18"><text:tab/>&lt;span class="h1"&gt;consequuntur&lt;/span&gt;</text:p>
      <text:p text:style-name="P18">I can also create secondary text inside a headline using the small tag:</text:p>
      <text:p text:style-name="P19"><text:tab/>&lt;h1&gt;Headline 1 &lt;small&gt;Secondary text&lt;/small&gt;&lt;/h1&gt;</text:p>
      <text:p text:style-name="P19">And also in a line of text:</text:p>
      <text:p text:style-name="P19"><text:tab/>consectetur &lt;span class="small"&gt;adipisicing&lt;/span&gt; <text:s/>elit.</text:p>
      <text:p text:style-name="P19">There is also a class called lead that can be used to stand out a paragraph, like so:</text:p>
      <text:p text:style-name="P19"><text:tab/>&lt;p class="lead"&gt;</text:p>
      <text:h text:style-name="P99" text:outline-level="2">Analyzing in-line text styles</text:h>
      <text:p text:style-name="P20">Bootstrap comes with a few built in styles for traditional in-line tags:</text:p>
      <text:p text:style-name="P20">&lt;mark&gt;delectus soluta&lt;/mark&gt;</text:p>
      <text:p text:style-name="P21">&lt;s&gt;quod ab&lt;/s&gt;</text:p>
      <text:p text:style-name="P21">&lt;del&gt;corporis similique&lt;/del&gt;</text:p>
      <text:p text:style-name="P22">&lt;ins&gt;expedita beatae sed asperiores&lt;/ins&gt;</text:p>
      <text:p text:style-name="P22">&lt;u&gt;deleniti et&lt;/u&gt;</text:p>
      <text:p text:style-name="P23">&lt;small&gt;officiis repellendus&lt;/small&gt;</text:p>
      <text:p text:style-name="P24">&lt;strong&gt;numquam eligendi&lt;/strong&gt;</text:p>
      <text:p text:style-name="P25">&lt;b&gt;mollitia&lt;/b&gt;</text:p>
      <text:p text:style-name="P26">&lt;em&gt;Harum nihil, vero cupiditate&lt;/em&gt;</text:p>
      <text:p text:style-name="P27">&lt;i&gt;Numquam officia&lt;/i&gt;</text:p>
      <text:p text:style-name="P2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29">Bootstrap comes whit a series of alignment classes for text elements:</text:p>
      <text:p text:style-name="P30">&lt;p class="text-left"&gt;</text:p>
      <text:p text:style-name="P30">&lt;p class="text-right"&gt;</text:p>
      <text:p text:style-name="P31">&lt;p class="text-center"&gt;</text:p>
      <text:p text:style-name="P32">&lt;p class="text-justify"&gt;</text:p>
      <text:p text:style-name="P33">&lt;p class="text-nowrap"&gt;</text:p>
      <text:p text:style-name="P34">&lt;h1 class="text-lowercase"&gt;Headline&lt;/h1&gt;</text:p>
      <text:p text:style-name="P35">&lt;h1 class="text-uppercase"&gt;Headline&lt;/h1&gt;</text:p>
      <text:p text:style-name="P35">&lt;h1 class="text-capitalize"&gt;Headline one&lt;/h1&gt;</text:p>
      <text:p text:style-name="P36">&lt;abbr title="Captain"&gt;Capt.&lt;/abbr&gt;</text:p>
      <text:p text:style-name="P37">&lt;abbr title="United States Air Force" class="initialism"&gt;USAF&lt;/abbr&gt;</text:p>
      <text:h text:style-name="Heading_20_2" text:outline-level="2">Using blockquotes</text:h>
      <text:p text:style-name="P38">Bootstrap thoes a good job of styling block quotes and provides a class to reverse the alignment of it.</text:p>
      <text:p text:style-name="P39"><text:s text:c="4"/>&lt;blockquote&gt;</text:p>
      <text:p text:style-name="P39"><text:s text:c="4"/>&lt;p&gt;Adipisci verit……….</text:p>
      <text:p text:style-name="P39"><text:s text:c="6"/>…...distinctio.&lt;/p&gt;</text:p>
      <text:p text:style-name="P39"><text:s text:c="4"/>&lt;footer&gt;Joao Faria&lt;/footer&gt;</text:p>
      <text:p text:style-name="P39"><text:s text:c="4"/>&lt;/blockquote&gt;</text:p>
      <text:p text:style-name="P39"/>
      <text:p text:style-name="P39"><text:s text:c="4"/>&lt;blockquote class="blockquote-reverse"&gt;</text:p>
      <text:p text:style-name="P39"><text:s text:c="4"/>&lt;p&gt;Adipisci v………...</text:p>
      <text:p text:style-name="P39"><text:s text:c="6"/>………...e distinctio.&lt;/p&gt;</text:p>
      <text:p text:style-name="P39"><text:s text:c="4"/>&lt;footer&gt;Joao Faria&lt;/footer&gt;</text:p>
      <text:p text:style-name="P39"><text:s text:c="4"/>&lt;/blockquote&gt;</text:p>
      <text:h text:style-name="Heading_20_2" text:outline-level="2">Working with list styles</text:h>
      <text:p text:style-name="P40">HTML has 3 different types of lists: </text:p>
      <text:list xml:id="list8397629346942513084" text:style-name="L2">
        <text:list-item>
          <text:p text:style-name="P76">Unordered</text:p>
          <text:list>
            <text:list-item>
              <text:p text:style-name="P76">For items in no particular order</text:p>
            </text:list-item>
          </text:list>
        </text:list-item>
        <text:list-item>
          <text:p text:style-name="P76">Ordered</text:p>
          <text:list>
            <text:list-item>
              <text:p text:style-name="P76">When the order of the items has relevance</text:p>
            </text:list-item>
          </text:list>
        </text:list-item>
        <text:list-item>
          <text:p text:style-name="P76">Definitions</text:p>
          <text:list>
            <text:list-item>
              <text:p text:style-name="P76">For dictionary type definitions</text:p>
            </text:list-item>
          </text:list>
        </text:list-item>
      </text:list>
      <text:p text:style-name="P40">We can remove the styling of lists by adding a specific class:</text:p>
      <text:p text:style-name="P40">&lt;ol class="list-unstyled"&gt;</text:p>
      <text:p text:style-name="P40"><text:tab/>&lt;li&gt;text 1&lt;/li&gt;</text:p>
      <text:p text:style-name="P40"><text:tab/>&lt;li&gt;text 2&lt;/li&gt;</text:p>
      <text:p text:style-name="P40">&lt;/ol&gt;</text:p>
      <text:p text:style-name="P66"><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1">&lt;ul class="list-inline"&gt;</text:p>
      <text:p text:style-name="P41"><text:s text:c="6"/>&lt;li&gt;quam&lt;/li&gt;</text:p>
      <text:p text:style-name="P41"><text:s text:c="6"/>&lt;li&gt;porro&lt;/li&gt;</text:p>
      <text:p text:style-name="P41"><text:s text:c="6"/>&lt;li&gt;quasi&lt;/li&gt;</text:p>
      <text:p text:style-name="P41"><text:s/>&lt;/ul&gt;</text:p>
      <text:p text:style-name="P41">In definitions lists we have an option to make them appear in a horizontal layout:</text:p>
      <text:p text:style-name="P41"><text:s text:c="4"/>&lt;dl class="dl-horizontal"&gt;</text:p>
      <text:p text:style-name="P41"><text:s text:c="4"/>&lt;/dl&gt;</text:p>
      <text:h text:style-name="Heading_20_2" text:outline-level="2">Styling code</text:h>
      <text:p text:style-name="P43">Bootstrap comes with a few styles to help format code.</text:p>
      <text:p text:style-name="P42">the &lt;code&gt;em&lt;/code&gt; tag</text:p>
      <text:p text:style-name="P44">or</text:p>
      <text:p text:style-name="P44"><text:tab/>&lt;code&gt;&amp;lt;em&amp;gt;&lt;/code&gt;</text:p>
      <text:p text:style-name="P44">Styles for keyboard shortcuts</text:p>
      <text:p text:style-name="P44"><text:tab/>&lt;kbd&gt;control-c&lt;/kbd&gt;</text:p>
      <text:p text:style-name="P44">Variables in formulas</text:p>
      <text:p text:style-name="P45"><text:tab/>&lt;var&gt;e&lt;/var&gt; = &lt;var&gt;m&lt;/var&gt;&lt;var&gt;c&lt;/var&gt;&amp;sup2</text:p>
      <text:p text:style-name="P45">Normally HTML ignores white space, so if we want present code we can use:</text:p>
      <text:p text:style-name="P45"><text:tab/>&lt;pre&gt; ...code...&lt;/pre</text:p>
      <text:p text:style-name="P45">We can also use the sample tag to show the result of some code, <text:span text:style-name="T13">not good for long pieces of code</text:span>:</text:p>
      <text:p text:style-name="P45"><text:tab/>&lt;samp&gt;...code...&lt;/samp&gt;</text:p>
      <text:p text:style-name="P46">If we have a long block of code we can add a pre scrollable class that sets a max hight of 300 pixels:</text:p>
      <text:p text:style-name="P46">&lt;pre class="pre-scrollable"&gt;</text:p>
      <text:p text:style-name="P46"><text:tab/>….code…</text:p>
      <text:p text:style-name="P46">&lt;/pre&gt;</text:p>
      <text:h text:style-name="Heading_20_1" text:outline-level="1"><text:span text:style-name="Strong_20_Emphasis">4. Adding Other CSS Styles</text:span></text:h>
      <text:h text:style-name="Heading_20_2" text:outline-level="2">Working with Bootstrap buttons</text:h>
      <text:p text:style-name="P47">There are 3 types of elements that can made to look like buttons:</text:p>
      <text:list xml:id="list7416253047050646473" text:style-name="L3">
        <text:list-item>
          <text:p text:style-name="P77">Links</text:p>
        </text:list-item>
        <text:list-item>
          <text:p text:style-name="P77">Button tag</text:p>
        </text:list-item>
        <text:list-item>
          <text:p text:style-name="P77">Input fields</text:p>
        </text:list-item>
      </text:list>
      <text:p text:style-name="P47">To make a button we add the class of <text:span text:style-name="T14">btn</text:span> and, technically, you are <text:span text:style-name="T14">suppose</text:span> to add a color. </text:p>
      <text:p text:style-name="P48">Buttons can also have a contextual meaning like so:</text:p>
      <text:p text:style-name="P48"><text:tab/>&lt;button class="btn btn-default"&gt;Default&lt;/button&gt;</text:p>
      <text:p text:style-name="P48"><text:tab/>&lt;button class="btn btn-primary"&gt;Primary&lt;/button&gt;</text:p>
      <text:p text:style-name="P48"><text:tab/>&lt;button class="btn btn-success"&gt;Success&lt;/button&gt;</text:p>
      <text:p text:style-name="P48"><text:tab/>&lt;button class="btn btn-info"&gt;Info&lt;/button&gt;</text:p>
      <text:p text:style-name="P48"><text:tab/>&lt;button class="btn btn-warning"&gt;Warning&lt;/button&gt;</text:p>
      <text:p text:style-name="P48"><text:tab/>&lt;button class="btn btn-danger"&gt;Danger&lt;/button&gt;</text:p>
      <text:p text:style-name="P49">Buttons also have different sizes as shown in the examples</text:p>
      <text:p text:style-name="P50"><text:tab/>&lt;button class="btn btn-default btn-lg"&gt;Large&lt;/button&gt;</text:p>
      <text:p text:style-name="P50"><text:tab/>&lt;button class="btn btn-default"&gt;Default&lt;/button&gt;</text:p>
      <text:p text:style-name="P50"><text:tab/>&lt;button class="btn btn-default btn-sm"&gt;Small&lt;/button&gt;</text:p>
      <text:p text:style-name="P50"><text:tab/>&lt;button class="btn btn-default btn-xs"&gt;Extra Small&lt;/button&gt;</text:p>
      <text:p text:style-name="P50"><text:tab/>&lt;button class="btn btn-default"&gt;Block Level&lt;/button&gt;</text:p>
      <text:p text:style-name="P49">We can also create a <text:span text:style-name="T15">button</text:span> that <text:span text:style-name="T15">expends the full width of its parent </text:span></text:p>
      <text:p text:style-name="P50"><text:tab/>&lt;button class="btn btn-default btn-block"&gt;Block Level&lt;/button&gt;</text:p>
      <text:p text:style-name="P51">We can indicate if a button is active or disabled:</text:p>
      <text:p text:style-name="P51"><text:tab/>&lt;button class="btn btn-default active"&gt;Active Button&lt;/button&gt;</text:p>
      <text:p text:style-name="P51"><text:tab/>&lt;button class="btn btn-default disabled"&gt;Disabled Button&lt;/button&gt;</text:p>
      <text:h text:style-name="Heading_20_2" text:outline-level="2">Exploring table styles</text:h>
      <text:p text:style-name="P51">Just by adding the class of table we get a nice <text:span text:style-name="T16">look.</text:span></text:p>
      <text:p text:style-name="P52"><text:tab/>&lt;table class="table"&gt;</text:p>
      <text:p text:style-name="P52">Bootstrap also provides a series of sub classes we can use to enhance the table. For example:</text:p>
      <text:p text:style-name="P52">Striped Rows:</text:p>
      <text:p text:style-name="P52"><text:tab/>&lt;table class="table table-striped"&gt;</text:p>
      <text:p text:style-name="P52">Add a border to the table:</text:p>
      <text:p text:style-name="P52"><text:tab/>&lt;table class="table table-bordered"&gt;</text:p>
      <text:p text:style-name="P52">Add hovering over the table rows, it helps people to focus:</text:p>
      <text:p text:style-name="P52"><text:tab/>&lt;table class="table table-hover"&gt;</text:p>
      <text:p text:style-name="P53">A version of the table that takes a bit less space:</text:p>
      <text:p text:style-name="P53"><text:tab/>&lt;table class="table table-condensed"&gt;</text:p>
      <text:p text:style-name="P53">We can also add colors to the table by adding contextual classes:</text:p>
      <text:p text:style-name="P53">&lt;tr class="active"&gt;</text:p>
      <text:p text:style-name="P53"><text:s text:c="12"/>&lt;th scope="row"&gt;active&lt;/th&gt;</text:p>
      <text:p text:style-name="P53"><text:s text:c="12"/>&lt;td&gt;Gray&lt;/td&gt;</text:p>
      <text:p text:style-name="P53"><text:s text:c="12"/>&lt;td&gt;Active color to a particular row or cell&lt;/td&gt;</text:p>
      <text:p text:style-name="P53">&lt;/tr&gt;</text:p>
      <text:p text:style-name="P54">&lt;tr class="info"&gt;</text:p>
      <text:p text:style-name="P54"><text:s text:c="12"/>&lt;th scope="row"&gt;info&lt;/th&gt;</text:p>
      <text:p text:style-name="P54"><text:s text:c="12"/>&lt;td&gt;Blue&lt;/td&gt;</text:p>
      <text:p text:style-name="P54"><text:s text:c="12"/>&lt;td&gt;A neutral informative change or action&lt;/td&gt;</text:p>
      <text:p text:style-name="P54"><text:s/>&lt;/tr&gt;</text:p>
      <text:p text:style-name="P53">This contextual classes can also be added to the table cells</text:p>
      <text:p text:style-name="P53">&lt;tr&gt;</text:p>
      <text:p text:style-name="P53"><text:s text:c="12"/>&lt;th scope="row"&gt;Normal&lt;/th&gt;</text:p>
      <text:p text:style-name="P53"><text:s text:c="12"/>&lt;td class="danger"&gt;Default&lt;/td&gt;</text:p>
      <text:p text:style-name="P53"><text:s text:c="12"/>&lt;td&gt;Default color to a particular row or cell&lt;/td&gt;</text:p>
      <text:p text:style-name="P53">&lt;/tr&gt; </text:p>
      <text:p text:style-name="P53">Bootstrap can also make tables a bit more responsive, by adding a container around the table with the class of table responsive, it will let you scroll the table if the content is to wide <text:span text:style-name="T17">at a specific breakpoint, like so:</text:span></text:p>
      <text:p text:style-name="P55">&lt;div class="table-responsive"&gt;</text:p>
      <text:p text:style-name="P55"><text:tab/>&lt;table&gt;</text:p>
      <text:p text:style-name="P55"><text:tab/><text:tab/>….</text:p>
      <text:p text:style-name="P55"><text:tab/>&lt;/table&gt;</text:p>
      <text:p text:style-name="P55">&lt;/div&gt;</text:p>
      <text:h text:style-name="Heading_20_2" text:outline-level="2">Adding image classes</text:h>
      <text:p text:style-name="P56">Bootstrap has a lot of useful class images to help control your images</text:p>
      <text:p text:style-name="P56"><text:tab/>class="img-responsive"</text:p>
      <text:p text:style-name="P56">This class sets the max width to 100%, <text:span text:style-name="T18">also sets the height to auto and the display to bock for any element. Because of this, if I need to center the image I will need to use the center block class </text:span></text:p>
      <text:p text:style-name="P57"><text:tab/>class="img-responsive center-block"</text:p>
      <text:p text:style-name="P58">In the example, at the XS break point the width of 100% or the 420px of the image is a bit <text:s/>to large. So we will use the CSS to add some styles at that break point:</text:p>
      <text:p text:style-name="P59">@media (max-width: 767px) {</text:p>
      <text:p text:style-name="P59"><text:tab/>.img-responsive{</text:p>
      <text:p text:style-name="P59"><text:tab/><text:tab/>max-width: 50%;</text:p>
      <text:p text:style-name="P59"><text:tab/><text:tab/>min-width: 300px;</text:p>
      <text:p text:style-name="P59"><text:tab/>}</text:p>
      <text:p text:style-name="P59">}</text:p>
      <text:p text:style-name="P60">There are also some class that will help you customize the look and fell of the image:</text:p>
      <text:p text:style-name="P60"><text:tab/>class="img-rounded”</text:p>
      <text:p text:style-name="P60"><text:tab/>class="img-circle”</text:p>
      <text:p text:style-name="P60"><text:tab/>class="img-thumbnail”</text:p>
      <text:h text:style-name="Heading_20_2" text:outline-level="2">Understanding Bootstrap helper classes</text:h>
      <text:p text:style-name="P61">Bootstrap has a number o miscellaneous classes that can help you take care of common styling needs.</text:p>
      <text:p text:style-name="P61">1<text:span text:style-name="T19">st</text:span> Bootstrap offerer a number o contextual colors, you can use them to hig<text:span text:style-name="T20">hlight text colors or backgrounds.</text:span></text:p>
      <text:p text:style-name="P62"><text:tab/>class="text-muted"</text:p>
      <text:p text:style-name="P62"><text:tab/>class="text-primary"</text:p>
      <text:p text:style-name="P62"><text:tab/>class="text-success"</text:p>
      <text:p text:style-name="P62"><text:tab/>class="text-info"</text:p>
      <text:p text:style-name="P62"><text:tab/>class="text-warning"</text:p>
      <text:p text:style-name="P62"><text:tab/>class="text-danger"</text:p>
      <text:p text:style-name="P62">I can also change the background color using the bg class:</text:p>
      <text:p text:style-name="P63"><text:tab/>class="bg-primary"</text:p>
      <text:p text:style-name="P63"><text:tab/>class="bg-success"</text:p>
      <text:p text:style-name="P63"><text:tab/>class="bg-info"&gt;</text:p>
      <text:p text:style-name="P63"><text:tab/>class="bg-warning"</text:p>
      <text:p text:style-name="P63"><text:tab/>class="bg-danger"</text:p>
      <text:p text:style-name="P63">There are also some quick layout classes (they don't work for navigation elements):</text:p>
      <text:p text:style-name="P63"><text:tab/>class="pull-left"</text:p>
      <text:p text:style-name="P63"><text:tab/>class="pull-right"</text:p>
      <text:p text:style-name="P63"><text:tab/>class="center-block"</text:p>
      <text:p text:style-name="P63">In the example <text:span text:style-name="T22">they </text:span>ware used <text:span text:style-name="T22">on</text:span> the image.</text:p>
      <text:p text:style-name="P63">If we need to clear floats <text:span text:style-name="T21">we can use this class:</text:span></text:p>
      <text:p text:style-name="P64"><text:tab/>class="clearfix"</text:p>
      <text:p text:style-name="P64">There are also a number of classes that can show and hide elements, this is usually used with javasrcipt:</text:p>
      <text:p text:style-name="P64"><text:tab/>class="hidden"</text:p>
      <text:p text:style-name="P64"><text:tab/>class="show" </text:p>
      <text:p text:style-name="P79">We can also make <text:span text:style-name="T23">elements</text:span> invisible, but still take the page space:</text:p>
      <text:p text:style-name="P80"><text:tab/><text:span text:style-name="T23">class="invisible"</text:span></text:p>
      <text:p text:style-name="P81">We can make an element only visible to a screen reader:</text:p>
      <text:p text:style-name="P81"><text:tab/>class="sr-only"</text:p>
      <text:p text:style-name="P82">And for keyboard only useres:</text:p>
      <text:p text:style-name="P82"><text:tab/>class="sr-only-focusable"</text:p>
      <text:h text:style-name="P99" text:outline-level="2">Using responsive utilities</text:h>
      <text:p text:style-name="P82">Bootstrap offers a set o responsive utility classes, so that you can control the visibility of certain elements. </text:p>
      <text:p text:style-name="P83">This classes allow <text:span text:style-name="T24">you to turn visibility on or off depending on certain break points or when the user tries to print the page</text:span></text:p>
      <text:list xml:id="list2584101372404348863" text:style-name="L4">
        <text:list-item>
          <text:p text:style-name="P84">Visibility at breakpoints/print</text:p>
        </text:list-item>
        <text:list-item>
          <text:p text:style-name="P84">VISIBILITY-SIZE(-DISPLAY)</text:p>
          <text:list>
            <text:list-item>
              <text:p text:style-name="P84">Visibility: visible or hidden</text:p>
            </text:list-item>
            <text:list-item>
              <text:p text:style-name="P84">Size: xs, xm, md, lg, print</text:p>
            </text:list-item>
            <text:list-item>
              <text:p text:style-name="P85"><text:span text:style-name="T24">Display: block, inline, inline-block, print</text:span></text:p>
            </text:list-item>
          </text:list>
        </text:list-item>
      </text:list>
      <text:p text:style-name="P86"><text:span text:style-name="T24">E</text:span>xamples:</text:p>
      <text:p text:style-name="P86"><text:span text:style-name="T24"><text:tab/>class="h1 visible-xs-block"</text:span></text:p>
      <text:p text:style-name="P86"><text:span text:style-name="T24"><text:tab/>class="h1 visible-xs-inline"</text:span></text:p>
      <text:p text:style-name="P87"><text:tab/><text:span text:style-name="T25">class="h1 visible-xs-inline-block" style="width: 400px" (because we are using a <text:tab/><text:tab/><text:tab/><text:tab/><text:tab/><text:tab/><text:tab/>bock element we can specify a width )</text:span></text:p>
      <text:p text:style-name="P87"><text:tab/><text:span text:style-name="T25">class="h1 hidden-xs"</text:span></text:p>
      <text:p text:style-name="P88"><text:tab/>class="h1 visible-print-block"</text:p>
      <text:h text:style-name="Heading_20_1" text:outline-level="1"><text:span text:style-name="Strong_20_Emphasis">5. Styling Forms</text:span></text:h>
      <text:h text:style-name="Heading_20_2" text:outline-level="2">Creating a basic form</text:h>
      <text:p text:style-name="P88">Bootstrap has some fantastic built in styles for forms . </text:p>
      <text:p text:style-name="P88">Make sure you add the label for input field :</text:p>
      <text:p text:style-name="P88"><text:tab/>&lt;label for="inputName"&gt;Name&lt;/label&gt;</text:p>
      <text:p text:style-name="P89"><text:tab/>&lt;input type="text" id="inputName" placeholder="Name"&gt;</text:p>
      <text:p text:style-name="P88">This should match <text:span text:style-name="T26">whit the input field id. This is good for mobile touch devices and screen readers.</text:span></text:p>
      <text:p text:style-name="P90">There is a special class called SR-ONLY that can hide the labels if I don't want to use them, but want screen readers to be able to see them.</text:p>
      <text:p text:style-name="P90"><text:tab/> &lt;label class="sr-only" for="inputName"&gt;Name&lt;/label&gt;</text:p>
      <text:p text:style-name="P90">The 1<text:span text:style-name="T19">st</text:span> team make forms look great is to add the form-control field, <text:span text:style-name="T27">the form gets 100% width and a good padding. </text:span></text:p>
      <text:p text:style-name="P91"><text:tab/> &lt;input class="form-control" type="text" id="inputName" placeholder="Name"&gt;</text:p>
      <text:p text:style-name="P92">If you want to add a little space between the groups we can wrap them with a from group class for a little better spacing:</text:p>
      <text:p text:style-name="P92"><text:tab/>&lt;div class="form-group"&gt;</text:p>
      <text:p text:style-name="P91"><text:tab/><text:tab/>…</text:p>
      <text:p text:style-name="P91"><text:tab/><text:span text:style-name="T28">&lt;/div&gt;</text:span></text:p>
      <text:p text:style-name="P92">Check-boxes are <text:span text:style-name="T29">a special case that will be riviwed later on this chapter, for now the are put in the following class:</text:span></text:p>
      <text:p text:style-name="P93"><text:tab/><text:tab/>&lt;div class="checkbox"&gt;</text:p>
      <text:p text:style-name="P93"><text:tab/><text:tab/><text:tab/>&lt;label&gt;</text:p>
      <text:p text:style-name="P93"><text:tab/><text:tab/><text:tab/>&lt;input id="inputAddList" type="checkbox"&gt;</text:p>
      <text:p text:style-name="P93"><text:tab/><text:tab/><text:tab/>Add me to e-mail blast&lt;/label&gt;<text:tab/></text:p>
      <text:p text:style-name="P93"><text:tab/><text:tab/>&lt;/div&gt;</text:p>
      <text:p text:style-name="P93">For the submit button we add the class of btn and then the contextual class:</text:p>
      <text:p text:style-name="P93"><text:tab/> &lt;input class="btn btn-default" type="submit" value="submit"&gt;</text:p>
      <text:p text:style-name="P94">This is also a good place to use the pull-right class to push the button to the left:</text:p>
      <text:p text:style-name="P94"><text:tab/><text:span text:style-name="T31">&lt;input class="btn btn-default pull-right" type="submit" value="submit"&gt;</text:span></text:p>
      <text:p text:style-name="P94"><text:span text:style-name="T31"/></text:p>
      <text:p text:style-name="P92"/>
      <text:p text:style-name="P82"/>
      <text:p text:style-name="P82"/>
      <text:p text:style-name="P81"/>
      <text:p text:style-name="P64"/>
      <text:p text:style-name="P35"/>
      <text:p text:style-name="P35"><text:s/></text:p>
      <text:p text:style-name="P35"/>
      <text:p text:style-name="P35"/>
      <text:p text:style-name="P35"/>
      <text:p text:style-name="P35"/>
      <text:p text:style-name="P35"/>
      <text:p text:style-name="P35"/>
      <text:p text:style-name="P35"/>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16T17:53:46.863110718</dc:date>
    <meta:editing-duration>PT4H55M9S</meta:editing-duration>
    <meta:editing-cycles>45</meta:editing-cycles>
    <meta:generator>LibreOffice/5.1.4.2$Linux_X86_64 LibreOffice_project/10m0$Build-2</meta:generator>
    <meta:document-statistic meta:table-count="0" meta:image-count="2" meta:object-count="0" meta:page-count="1" meta:paragraph-count="313" meta:word-count="1887" meta:character-count="12747" meta:non-whitespace-character-count="10915"/>
  </office:meta>
</office:document-meta>
</file>